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25cm" svg:height="1.25cm" svg:x="1cm" svg:y="1cm">
          <text:p text:style-name="P1">RDBM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25cm" svg:x="2.5cm" svg:y="2.75cm">
          <text:p text:style-name="P1">Varchar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2.5cm" svg:y="4.5cm">
          <text:p text:style-name="P1">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2.5cm" svg:y="8cm">
          <text:p text:style-name="P1">B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2.5cm" svg:y="9.75cm">
          <text:p text:style-name="P1">C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5cm" svg:height="1.25cm" svg:x="11.25cm" svg:y="1cm">
          <text:p text:style-name="P1">Java内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25cm" svg:x="12.75cm" svg:y="2.75cm">
          <text:p text:style-name="P1">String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2.75cm" svg:y="8cm">
          <text:p text:style-name="P1">B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2.75cm" svg:y="9.75cm">
          <text:p text:style-name="P1">C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5cm" svg:height="1.25cm" svg:x="16.5cm" svg:y="1cm">
          <text:p text:style-name="P1">Java T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25cm" svg:x="17.75cm" svg:y="2.75cm">
          <text:p text:style-name="P1">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7.75cm" svg:y="8cm">
          <text:p text:style-name="P1">B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7.75cm" svg:y="9.75cm">
          <text:p text:style-name="P1">Clo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2.75cm">
          <text:p text:style-name="P1">StringConverter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8cm">
          <text:p text:style-name="P1">Blob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9.75cm">
          <text:p text:style-name="P1">Clob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6.25cm">
          <text:p text:style-name="P1">BigDecimalConverter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2.5cm" svg:y="6.25cm">
          <text:p text:style-name="P1">Number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4.5cm">
          <text:p text:style-name="P1">Date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4cm" svg:height="0.75cm" svg:x="1.75cm" svg:y="14.5cm">
            <text:p text:style-name="P1">ColmunConverter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1.25cm" svg:x="1.75cm" svg:y="15.25cm">
            <text:p text:style-name="P1">inClass</text:p>
            <text:p text:style-name="P1">outClass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1.25cm" svg:x="1.75cm" svg:y="16.5cm">
            <text:p text:style-name="P1">isAvailConvert</text:p>
            <text:p text:style-name="P1">isAvailReverseConvert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.25cm" svg:height="1.25cm" svg:x="2.5cm" svg:y="11.5cm">
          <text:p text:style-name="P1">Ot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1.25cm" svg:x="7cm" svg:y="11.5cm">
          <text:p text:style-name="P1">Other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2.75cm" svg:y="11.5cm">
          <text:p text:style-name="P1">固定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7.75cm" svg:y="11.5cm">
          <text:p text:style-name="P1">固定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2.75cm" svg:y="6.25cm">
          <text:p text:style-name="P1">BigDecimal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5cm" svg:height="1.25cm" svg:x="17.75cm" svg:y="6.25cm">
          <text:p text:style-name="P1">BigDecimal</text:p>
          <text:p text:style-name="P1">桁情報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akao Sumitomo</meta:initial-creator>
    <meta:creation-date>2009-05-24T01:40:13</meta:creation-date>
    <dc:creator>Takao Sumitomo</dc:creator>
    <dc:date>2009-05-24T14:07:54</dc:date>
    <meta:editing-cycles>7</meta:editing-cycles>
    <meta:editing-duration>PT12H27M43S</meta:editing-duration>
    <meta:user-defined meta:name="情報 1"/>
    <meta:user-defined meta:name="情報 2"/>
    <meta:user-defined meta:name="情報 3"/>
    <meta:user-defined meta:name="情報 4"/>
    <meta:document-statistic meta:object-count="29"/>
  </office:meta>
</office:document-meta>
</file>